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start="Symmetric_20_Arrow" draw:marker-start-width="0.254cm" draw:marker-end="Symmetric_20_Arrow" draw:marker-end-width="0.254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Symmetric_20_Arrow" draw:marker-end-width="0.254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/>
    </style:style>
    <style:style style:name="P3" style:family="paragraph">
      <style:paragraph-properties fo:margin-left="0cm" fo:margin-right="0cm" fo:text-align="center" fo:text-indent="0cm"/>
    </style:style>
    <style:style style:name="T1" style:family="text">
      <style:text-properties fo:font-size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2.794cm" svg:height="0.762cm" svg:x="5.445cm" svg:y="1.381cm">
          <text:p text:style-name="P1"><text:span text:style-name="T1">BOINC wrapper</text:span></text:p>
        </draw:rect>
        <draw:rect draw:style-name="gr2" draw:text-style-name="P2" draw:layer="layout" svg:width="1.27cm" svg:height="0.635cm" svg:x="5.191cm" svg:y="2.905cm">
          <text:p text:style-name="P3"><text:span text:style-name="T1">app 1</text:span></text:p>
        </draw:rect>
        <draw:rect draw:style-name="gr1" draw:text-style-name="P2" draw:layer="layout" svg:width="2.667cm" svg:height="1.651cm" svg:x="1.127cm" svg:y="1.127cm">
          <text:p text:style-name="P3"><text:span text:style-name="T1">BOINC</text:span></text:p>
          <text:p text:style-name="P3"><text:span text:style-name="T1">client</text:span></text:p>
        </draw:rect>
        <draw:line draw:style-name="gr3" draw:text-style-name="P1" draw:layer="layout" svg:x1="3.794cm" svg:y1="1.762cm" svg:x2="5.445cm" svg:y2="1.762cm">
          <text:p/>
        </draw:line>
        <draw:frame draw:style-name="gr4" draw:layer="layout" svg:width="1.035cm" svg:height="0.963cm" svg:x="6.461cm" svg:y="2.524cm">
          <draw:text-box>
            <text:p>...</text:p>
          </draw:text-box>
        </draw:frame>
        <draw:rect draw:style-name="gr2" draw:text-style-name="P2" draw:layer="layout" svg:width="1.27cm" svg:height="0.635cm" svg:x="7.35cm" svg:y="2.905cm">
          <text:p text:style-name="P3"><text:span text:style-name="T1">app N</text:span></text:p>
        </draw:rect>
        <draw:line draw:style-name="gr5" draw:text-style-name="P1" draw:layer="layout" svg:x1="6.207cm" svg:y1="2.143cm" svg:x2="5.953cm" svg:y2="2.7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24.063cm" fo:margin-left="1cm" fo:margin-right="12.47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initial-creator>David Anderson</meta:initial-creator>
    <meta:creation-date>2007-04-28T12:02:10</meta:creation-date>
    <dc:creator>David Anderson</dc:creator>
    <dc:date>2012-11-13T22:52:27.92</dc:date>
    <dc:language>en-US</dc:language>
    <meta:editing-cycles>4</meta:editing-cycles>
    <meta:editing-duration>PT25M1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